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827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64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213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63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811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94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617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437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43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Type de fichier </text:p>
          </table:table-cell>
          <table:table-cell table:style-name="ce1" office:value-type="string" calcext:value-type="string">
            <text:p>TYPFI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3" office:value-type="string" calcext:value-type="string">
            <text:p>Egal à G7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Type de test </text:p>
          </table:table-cell>
          <table:table-cell office:value-type="string" calcext:value-type="string">
            <text:p>T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2" office:value-type="string" calcext:value-type="string">
            <text:p>1 : PCR : RT-PCR ou RT-LAMP \n 2 : TAG : test antigénique rapide \n3 : Non applicable \n4 : Autotests du personnel non vacciné du 09/08/2021 au 15/10/2021 \nConsignes\nLe recueil PCR ne concerne que les établissements ex-DG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Code de l'acte </text:p>
          </table:table-cell>
          <table:table-cell office:value-type="string" calcext:value-type="string">
            <text:p>CDAC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Prestations : \nINF = prélévement par un infirmier \nMED = prélévement par un médecin \nBIO = prélévement par un biologiste non médecin \nPRA = pré-analyse \nPCR = test de RT-PCR ou RT-LAMP \nADB : alimentation des base \nCCT = consultation de contact tracing \nSEQ = séquençage des variants \nAUT = Autotests \nModificateurs : D = à domicile_ F = dimanche ou jour férié_ N = de nuit_ S = spécialiste_ I = dépistage individuel_ C = dépistage collectif \nConsignes\nActes autorisés pour PCR : INF, MED, BIO, PRA, PCR \nActes autorisés pour TAG : INF, MED, BIO, ADB \nActes autorisés indépendemment du test (type de test = 3) : \nCCT, SEQ (seulement pour les établissements autorisés) \nCodes pour les autotests du personnel non vacciné du 09/08/2021 au 15/10/2021 : AUT \nType de dépistage individuel ou collectif : uniquement pour les actes de prélèvement (INF, MED, BIO) \nLes prestations PRA et ADB n'acceptent aucun modificateu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Période d'execution </text:p>
          </table:table-cell>
          <table:table-cell office:value-type="string" calcext:value-type="string">
            <text:p>PER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style-name="ce4" office:value-type="string" calcext:value-type="string">
            <text:p>1 ou 2 ou 3 ou 4 ou 5 ou 6 <text:s/>\nConsignes\nRT-PCR : \n1 : 01/01/2021 - 16/03/2021 \n2 : 17/03/2021 - 31/05/2021 \n3 : à partir du 01/06/2021 \nPRA et ADB : \n1 : 01/01/2021 - 31/03/2021 \n2 : à partir du 01/04/2021 \nAUTOTESTS POUR PERSONNELS NON VACCINES : \n4 : 09/08/2021 au 15/10/2021 \nTESTS DE SEQUENÇAGE \n1 : 01/01/2021 au 20/06/2021 \n2 : à partir du 21/06/2021 \nPour les autres prestations, égal à 1 par défau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Nombre d’actes réalisés </text:p>
          </table:table-cell>
          <table:table-cell office:value-type="string" calcext:value-type="string">
            <text:p>NACTR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Espace</text:p>
          </table:table-cell>
          <table:table-cell table:style-name="ce2" office:value-type="string" calcext:value-type="string">
            <text:p>nombre d'actes, complété par des espaces pour atteindre les 10 caractères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SD</text:p>
          </table:table-cell>
          <table:table-cell table:style-name="ce2" office:value-type="string" calcext:value-type="string">
            <text:p>Prix moyen pondéré par l'effectif des autotests du personnel non vacciné du 08/08/2021 au 15/10/2021 </text:p>
          </table:table-cell>
          <table:table-cell office:value-type="string" calcext:value-type="string">
            <text:p>PMAT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Espace</text:p>
          </table:table-cell>
          <table:table-cell table:style-name="ce2" office:value-type="string" calcext:value-type="string">
            <text:p>Par exemple si 3 types d'autotests ont été réalisés dans une population n, test 1 au prix p1 pour n1 patients, test 2 au prix p2 pour n2 patients, test 3 au prix p3 pour n3 patients, le prix moyen pondéré (PMP) sera : PMP = (n1*p1+n2*p2+n3*p3)/n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4.39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0:08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0:34.725000000</dc:date>
    <meta:editing-duration>PT2H8M2S</meta:editing-duration>
    <meta:editing-cycles>30</meta:editing-cycles>
    <meta:document-statistic meta:table-count="1" meta:cell-count="91" meta:object-count="0"/>
  </office:meta>
</office:document-meta>
</file>